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481cm" fo:min-width="4.07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6.481cm" fo:min-width="4.072cm"/>
      <style:paragraph-properties style:writing-mode="lr-tb"/>
    </style:style>
    <style:style style:name="gr3" style:family="graphic" style:parent-style-name="standard">
      <style:graphic-properties draw:fill-color="#b47804" draw:textarea-horizontal-align="justify" draw:textarea-vertical-align="top" draw:auto-grow-height="false" fo:min-height="3.433cm" fo:min-width="3.31cm"/>
      <style:paragraph-properties style:writing-mode="lr-tb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1.02cm" fo:min-width="0.77cm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893cm" fo:min-width="4.072cm"/>
      <style:paragraph-properties style:writing-mode="lr-tb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893cm" fo:min-width="1.786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="Arrowheads_20_4" draw:marker-start-width="0.252cm" draw:marker-end="" draw:marker-end-width="0.352cm" draw:fill="none" draw:textarea-vertical-align="botto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top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.766cm" fo:min-width="0.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2" style:family="graphic" style:parent-style-name="standard">
      <style:graphic-properties draw:fill-color="#b47804" draw:textarea-horizontal-align="justify" draw:textarea-vertical-align="middle" draw:auto-grow-height="false" fo:min-height="0.766cm" fo:min-width="0.77cm"/>
    </style:style>
    <style:style style:name="gr13" style:family="graphic" style:parent-style-name="standard">
      <style:graphic-properties draw:fill-color="#ff8000" draw:textarea-horizontal-align="justify" draw:textarea-vertical-align="middle" draw:auto-grow-height="false" fo:min-height="0.766cm" fo:min-width="0.7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0.7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47804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-color="#ffff00"/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-color="#ffff00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b47804"/>
      <style:paragraph-properties fo:text-align="center"/>
    </style:style>
    <style:style style:name="P12" style:family="paragraph">
      <loext:graphic-properties draw:fill-color="#ff8000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6.731cm" svg:x="18.034cm" svg:y="15.127cm">
          <text:p text:style-name="P1">Colab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.572cm" svg:height="6.731cm" svg:x="31.368cm" svg:y="3.2cm">
            <text:p text:style-name="P1">Google Drive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3.81cm" svg:height="3.683cm" svg:x="31.749cm" svg:y="6.248cm">
              <text:p text:style-name="P1">Shared Folder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27cm" svg:height="1.27cm" svg:x="31.749cm" svg:y="8.661cm">
              <text:p text:style-name="P3"><text:span text:style-name="T1">Data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1.27cm" svg:height="1.27cm" svg:x="34.289cm" svg:y="8.661cm">
              <text:p text:style-name="P3"><text:span text:style-name="T2">Measurements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2" draw:text-style-name="P1" draw:layer="layout" svg:width="4.572cm" svg:height="6.731cm" svg:x="4.8cm" svg:y="3.2cm">
            <text:p text:style-name="P1">GitHub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6" draw:layer="layout" svg:width="4.572cm" svg:height="1.143cm" svg:x="4.8cm" svg:y="8.761cm">
              <text:p text:style-name="P5"><text:span text:style-name="T3">dict_logger.py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6" draw:layer="layout" svg:width="2.286cm" svg:height="1.143cm" svg:x="4.8cm" svg:y="7.559cm">
                <text:p text:style-name="P5"><text:span text:style-name="T3">models.p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2.286cm" svg:height="1.143cm" svg:x="7.086cm" svg:y="7.559cm">
                <text:p text:style-name="P5"><text:span text:style-name="T3">train.p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5" draw:text-style-name="P6" draw:layer="layout" svg:width="4.572cm" svg:height="1.143cm" svg:x="4.8cm" svg:y="5.151cm">
              <text:p text:style-name="P5"><text:span text:style-name="T3">feature_extraction.py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6" draw:layer="layout" svg:width="4.572cm" svg:height="1.143cm" svg:x="4.8cm" svg:y="6.355cm">
              <text:p text:style-name="P5"><text:span text:style-name="T3">execution_framework.ipyn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7" draw:text-style-name="P8" draw:layer="layout" svg:x1="22.59cm" svg:y1="15.193cm" svg:x2="31.353cm" svg:y2="9.89cm">
          <text:p text:style-name="P7"><text:span text:style-name="T4">.wav/intermediate data formats</text:span></text:p>
          <text:p text:style-name="P7"><text:span text:style-name="T4"/></text:p>
        </draw:line>
        <draw:line draw:style-name="gr8" draw:text-style-name="P8" draw:layer="layout" svg:x1="22.574cm" svg:y1="16.721cm" svg:x2="34.401cm" svg:y2="9.89cm">
          <text:p text:style-name="P7"><text:span text:style-name="T5"/></text:p>
          <text:p text:style-name="P7"><text:span text:style-name="T5">Profiler Output/Model Performance</text:span></text:p>
        </draw:line>
        <draw:line draw:style-name="gr9" draw:text-style-name="P8" draw:layer="layout" svg:x1="9.382cm" svg:y1="9.89cm" svg:x2="18.018cm" svg:y2="15.224cm">
          <text:p/>
        </draw:line>
        <draw:g>
          <draw:custom-shape draw:style-name="gr10" draw:text-style-name="P9" draw:layer="layout" svg:width="1.27cm" svg:height="1.016cm" svg:x="4.7cm" svg:y="16.35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0" draw:layer="layout" svg:width="3.81cm" svg:height="0.962cm" svg:x="6.032cm" svg:y="16.384cm">
            <draw:text-box>
              <text:p>= File</text:p>
            </draw:text-box>
          </draw:frame>
        </draw:g>
        <draw:g>
          <draw:custom-shape draw:style-name="gr12" draw:text-style-name="P11" draw:layer="layout" svg:width="1.27cm" svg:height="1.016cm" svg:x="4.7cm" svg:y="13.824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0" draw:layer="layout" svg:width="3.81cm" svg:height="0.962cm" svg:x="6.032cm" svg:y="13.851cm">
            <draw:text-box>
              <text:p>= Directory</text:p>
            </draw:text-box>
          </draw:frame>
        </draw:g>
        <draw:g>
          <draw:custom-shape draw:style-name="gr13" draw:text-style-name="P12" draw:layer="layout" svg:width="1.27cm" svg:height="1.016cm" svg:x="4.7cm" svg:y="15.09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0" draw:layer="layout" svg:width="3.81cm" svg:height="0.962cm" svg:x="6.032cm" svg:y="15.119cm">
            <draw:text-box>
              <text:p>= Directory</text:p>
            </draw:text-box>
          </draw:frame>
        </draw:g>
        <draw:g>
          <draw:custom-shape draw:style-name="gr14" draw:text-style-name="P7" draw:layer="layout" svg:width="1.27cm" svg:height="1.016cm" svg:x="4.7cm" svg:y="12.55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0" draw:layer="layout" svg:width="3.81cm" svg:height="0.962cm" svg:x="6.032cm" svg:y="12.584cm">
            <draw:text-box>
              <text:p>= Resource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5T11:56:14.915000000</meta:creation-date>
    <dc:date>2022-04-04T12:05:20.189000000</dc:date>
    <meta:editing-duration>PT1H8M44S</meta:editing-duration>
    <meta:editing-cycles>5</meta:editing-cycles>
    <meta:generator>LibreOffice/7.2.4.1$Windows_X86_64 LibreOffice_project/27d75539669ac387bb498e35313b970b7fe9c4f9</meta:generator>
    <meta:document-statistic meta:object-count="31"/>
  </office:meta>
</office:document-meta>
</file>